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'Droid Sans Mono', monospace, monospace"/>
  </office:font-face-decls>
  <office:automatic-styles>
    <style:style style:name="P1" style:family="paragraph" style:parent-style-name="Preformatted_20_Text">
      <style:paragraph-properties style:line-height-at-least="0.503cm"/>
      <style:text-properties fo:color="#000000" loext:opacity="100%" style:font-name="monospace" fo:font-size="10.5pt" fo:font-weight="normal" fo:background-color="#f7f7f7"/>
    </style:style>
    <style:style style:name="P2" style:family="paragraph" style:parent-style-name="Standard">
      <style:paragraph-properties style:line-height-at-least="0.503cm"/>
      <style:text-properties fo:color="#000000" loext:opacity="100%" style:font-name="monospace" fo:font-size="10.5pt" fo:font-weight="normal" fo:background-color="#f7f7f7"/>
    </style:style>
    <style:style style:name="P3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paragraph-rsid="000a1bb9" fo:background-color="#f7f7f7"/>
    </style:style>
    <style:style style:name="P4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rsid="000a1bb9" officeooo:paragraph-rsid="000a1bb9" fo:background-color="#f7f7f7"/>
    </style:style>
    <style:style style:name="P5" style:family="paragraph" style:parent-style-name="Standard">
      <style:paragraph-properties style:line-height-at-least="0.503cm"/>
      <style:text-properties fo:color="#000000" loext:opacity="100%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officeooo:paragraph-rsid="000a1bb9"/>
    </style:style>
    <style:style style:name="P8" style:family="paragraph" style:parent-style-name="Text_20_body">
      <style:paragraph-properties style:line-height-at-least="0.503cm"/>
      <style:text-properties officeooo:paragraph-rsid="000a1bb9"/>
    </style:style>
    <style:style style:name="P9" style:family="paragraph" style:parent-style-name="Standard">
      <style:paragraph-properties style:line-height-at-least="0.503cm"/>
      <style:text-properties fo:color="#ff4000" loext:opacity="100%" style:font-name="monospace" fo:font-size="10.5pt" fo:font-weight="normal" fo:background-color="#f7f7f7"/>
    </style:style>
    <style:style style:name="P10" style:family="paragraph" style:parent-style-name="Standard">
      <style:paragraph-properties style:line-height-at-least="0.503cm"/>
      <style:text-properties officeooo:rsid="000a1bb9" officeooo:paragraph-rsid="000a1bb9"/>
    </style:style>
    <style:style style:name="T1" style:family="text">
      <style:text-properties fo:color="#000000" loext:opacity="100%" style:font-name="monospace" fo:font-size="10.5pt" fo:font-weight="normal" fo:background-color="#f7f7f7" loext:char-shading-value="0"/>
    </style:style>
    <style:style style:name="T2" style:family="text">
      <style:text-properties fo:color="#000000" loext:opacity="100%" style:font-name="monospace" fo:font-size="10.5pt" fo:font-weight="normal" officeooo:rsid="000a1bb9" fo:background-color="#f7f7f7" loext:char-shading-value="0"/>
    </style:style>
    <style:style style:name="T3" style:family="text">
      <style:text-properties fo:color="#000000" loext:opacity="100%" style:font-name="monospace" fo:font-size="10.5pt" officeooo:rsid="000a1bb9" fo:background-color="#f7f7f7" loext:char-shading-value="0"/>
    </style:style>
    <style:style style:name="T4" style:family="text">
      <style:text-properties officeooo:rsid="000a1bb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a31515" loext:opacity="100%"/>
    </style:style>
    <style:style style:name="T7" style:family="text">
      <style:text-properties fo:color="#116644" loext:opacity="100%"/>
    </style:style>
    <style:style style:name="T8" style:family="text">
      <style:text-properties fo:color="#0000ff" loext:opacity="100%"/>
    </style:style>
    <style:style style:name="T9" style:family="text">
      <style:text-properties officeooo:rsid="000de688"/>
    </style:style>
    <style:style style:name="T10" style:family="text">
      <style:text-properties officeooo:rsid="000f2b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1 </text:span>Why did you choose the particular algorithm?</text:p>
      <text:p text:style-name="P2"/>
      <text:p text:style-name="P2"><text:s/><text:span text:style-name="T4">I have used different classificarion algorithms and random forest given best result so i have selected that particular one.</text:span></text:p>
      <text:p text:style-name="P2"/>
      <text:p text:style-name="P9"><text:span text:style-name="T4">2 </text:span>What are the different tuning methods used for the algorithm?</text:p>
      <text:p text:style-name="P2"/>
      <text:p text:style-name="P3"><text:span text:style-name="T4"><text:s/></text:span><text:span text:style-name="T6">"Random Forest"</text:span>: {<text:span text:style-name="T6">'n_estimators'</text:span>: [<text:span text:style-name="T7">50</text:span>, <text:span text:style-name="T7">100</text:span>, <text:span text:style-name="T7">200</text:span>], <text:span text:style-name="T6">'max_depth'</text:span>: [<text:span text:style-name="T8">None</text:span>, <text:span text:style-name="T7">10</text:span>, <text:span text:style-name="T7">20</text:span>, <text:span text:style-name="T7">30</text:span>]},</text:p>
      <text:p text:style-name="P3"/>
      <text:p text:style-name="P7"><text:span text:style-name="T1"><text:s text:c="2"/></text:span><text:span text:style-name="T2">these parameters i give and in that best parameters is </text:span></text:p>
      <text:p text:style-name="P7"><text:s/>Random Forest: {'max_depth': <text:span text:style-name="T10">30</text:span>, 'n_estimators': <text:span text:style-name="T9">2</text:span>00}</text:p>
      <text:p text:style-name="P3"/>
      <text:p text:style-name="P4"/>
      <text:p text:style-name="P9"><text:span text:style-name="T4">3 </text:span>Did you consider any other choice of algorithm?Why or why not?</text:p>
      <text:p text:style-name="P2"/>
      <text:p text:style-name="P8"><text:span text:style-name="T2">Consider tuning the </text:span><text:span text:style-name="Strong_20_Emphasis"><text:span text:style-name="T3">XGBoost</text:span></text:span><text:span text:style-name="T2"> model further, as it was close to Random Forest in terms of performance.</text:span>If interpretability is crucial, <text:span text:style-name="Strong_20_Emphasis">Logistic Regression</text:span> and <text:span text:style-name="Strong_20_Emphasis">Decision Trees</text:span> could be considered, though they showed lower performance.<text:span text:style-name="Strong_20_Emphasis">Naive Bayes</text:span> and <text:span text:style-name="Strong_20_Emphasis">KNN</text:span> may not be suitable for this specific problem given their relatively low accuracy.</text:p>
      <text:p text:style-name="Text_20_body">Overall, <text:span text:style-name="T5">Random Forest </text:span>seems like the optimal choice for this task based on the current evaluation metrics.</text:p>
      <text:p text:style-name="P4"/>
      <text:p text:style-name="P4"/>
      <text:p text:style-name="P9"><text:span text:style-name="T4">4 </text:span>What is the accuracy?</text:p>
      <text:p text:style-name="P2"/>
      <text:p text:style-name="P1">Best model: Random Forest with accuracy: 0.89<text:span text:style-name="T10">70</text:span></text:p>
      <text:p text:style-name="P9"/>
      <text:p text:style-name="P9"/>
      <text:p text:style-name="P9"><text:span text:style-name="T4">5 </text:span>What are the different types of metrics that can be used to evaluate the model?</text:p>
      <text:p text:style-name="P2"/>
      <text:p text:style-name="P10"/>
      <text:p text:style-name="P2">Precision: The proportion of positive predictions that are actually correct. It is important in contexts where false positives are costly (e.g., fraud detection).</text:p>
      <text:p text:style-name="P2">Formula: Precision = TPTP+FPTP+FPTP​</text:p>
      <text:p text:style-name="P5"/>
      <text:p text:style-name="P2">Recall (Sensitivity): The proportion of actual positives that were correctly identified. It is crucial when false negatives are costly (e.g., medical diagnoses).</text:p>
      <text:p text:style-name="P2">Formula: Recall = TPTP+FNTP+FNTP​</text:p>
      <text:p text:style-name="P5"/>
      <text:p text:style-name="P2">F1-score: The harmonic mean of precision and recall, used when you need to balance both metrics. It is a good metric when dealing with imbalanced classes.</text:p>
      <text:p text:style-name="P2">Formula: F1 = 2×Precision×RecallPrecision+Recall2×Precision+RecallPrecision×Recall​</text:p>
      <text:p text:style-name="P5"/>
      <text:p text:style-name="P2"><text:soft-page-break/>Confusion Matrix: A matrix that shows the true positives, false positives, true negatives, and false negatives. It helps to visualize model performance, particularly for multiclass problems.</text:p>
      <text:p text:style-name="P5"/>
      <text:p text:style-name="P2">ROC Curve &amp; AUC (Area Under the Curve): Measures the ability of the model to discriminate between positive and negative classes. It is often used for binary classification tasks but can be extended to multiclass classification as well.</text:p>
      <text:p text:style-name="P4">Accuracy</text:p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51:31.433288510</meta:creation-date>
    <dc:date>2024-11-13T20:11:07.899459504</dc:date>
    <meta:editing-duration>PT14M2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1" meta:word-count="319" meta:character-count="2143" meta:non-whitespace-character-count="1836"/>
  </office:meta>
</office:document-meta>
</file>